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nemo" svg:font-family="Denem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für das Internet der Ding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Workshop<text:line-break/>Einführung in MicroPython</text:p>
            <text:p/>
            <text:p><text:span text:style-name="T1">FrOSCon, Sankt Augustin</text:span></text:p>
            <text:p><text:span text:style-name="T1">Python DevRoom</text:span></text:p>
            <text:p><text:span text:style-name="T1">20.8.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Christopher Arndt</text:p>
            <text:p>info@chrisarndt.de</text:p>
            <text:p>@TheUnifaun</text:p>
            <text:p>https://github.com/SpotlightKi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icroPython im Interne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2"><text:span text:style-name="T2">Homepage &amp; Shop:</text:span> http://micropython.org</text:p>
            <text:p text:style-name="P2"><text:span text:style-name="T2">Forums:</text:span> http://forum.micropython.org/</text:p>
            <text:p text:style-name="P2"><text:span text:style-name="T2">GH:</text:span> https://github.com/micropython/micropython</text:p>
            <text:p text:style-name="P2"><text:span text:style-name="T2">Library: </text:span><text:span text:style-name="T3">https://github.com/micropython/micropython-lib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2">rshell:</text:span> https://github.com/dhylands/rshell</text:p>
            <text:p><text:span text:style-name="T2">webrepl:</text:span> https://github.com/dhylands/rshell</text:p>
            <text:p><text:span text:style-name="T2">mpfshell:</text:span> https://github.com/wendlers/mpfshell</text:p>
            <text:p><text:span text:style-name="T2">stlink:</text:span> https://github.com/texane/stlink</text:p>
            <text:p><text:span text:style-name="T2">openocd:</text:span> http://openocd.org/</text:p>
            <text:p><text:span text:style-name="T2">GCC for ARM:</text:span></text:p>
            <text:p>https://launchpad.net/gcc-arm-embedde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Nothing to see here..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6" draw:text-style-name="P4" draw:layer="layout" svg:width="25.199cm" svg:height="12.179cm" svg:x="1.4cm" svg:y="4.914cm" presentation:class="subtitle">
          <draw:text-box>
            <text:p text:style-name="P3">Christopher Arndt</text:p>
            <text:p text:style-name="P3">info@chrisarndt.de</text:p>
            <text:p text:style-name="P3">@TheUnifaun</text:p>
            <text:p text:style-name="P3">https://github.com/SpotlightKid</text:p>
          </draw:text-box>
        </draw:frame>
        <draw:frame presentation:style-name="pr1" draw:layer="layout" svg:width="25.199cm" svg:height="3.506cm" svg:x="1.4cm" svg:y="0.837cm" presentation:class="title">
          <draw:text-box>
            <text:p>Danke für die Aufmerksamkeit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nemo" svg:font-family="Denemo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nemo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nemo" style:font-family-complex="Denem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nemo" style:font-family-complex="Denem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nemo" style:font-family-complex="Denem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nemo" style:font-family-complex="Denem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Arndt</meta:initial-creator>
    <meta:creation-date>2016-08-20T09:34:53.824344627</meta:creation-date>
    <dc:date>2016-08-20T09:52:37.898561743</dc:date>
    <dc:creator>Christopher Arndt</dc:creator>
    <meta:editing-duration>PT17M42S</meta:editing-duration>
    <meta:editing-cycles>4</meta:editing-cycles>
    <meta:generator>LibreOffice/5.0.6.3$Linux_X86_64 LibreOffice_project/00m0$Build-3</meta:generator>
    <meta:document-statistic meta:object-count="43"/>
  </office:meta>
</office:document-meta>
</file>